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3.9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3cm" svg:height="2.5cm" svg:x="7cm" svg:y="0.2cm">
          <text:p text:style-name="P1">Str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3cm" svg:height="2.5cm" svg:x="6.8cm" svg:y="26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5:13.760856197</meta:creation-date>
    <dc:date>2019-11-06T11:36:34.618114660</dc:date>
    <meta:editing-duration>PT1M21S</meta:editing-duration>
    <meta:editing-cycles>1</meta:editing-cycles>
    <meta:document-statistic meta:object-count="2"/>
    <meta:generator>LibreOffice/6.0.7.3$Linux_X86_64 LibreOffice_project/00m0$Build-3</meta:generator>
  </office:meta>
</office:document-meta>
</file>